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6"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paragraph-properties fo:margin-top="0cm" fo:margin-bottom="0cm" style:contextual-spacing="false"/>
      <style:text-properties style:font-name="Times New Roman" fo:font-size="12pt" officeooo:rsid="00139097" officeooo:paragraph-rsid="00139097" style:font-size-asian="12pt" style:font-size-complex="12pt"/>
    </style:style>
    <style:style style:name="P8" style:family="paragraph" style:parent-style-name="Text_20_body">
      <style:paragraph-properties fo:margin-top="0cm" fo:margin-bottom="0cm" style:contextual-spacing="false"/>
      <style:text-properties style:font-name="Times New Roman" fo:font-size="12pt" officeooo:rsid="001615ca" officeooo:paragraph-rsid="001615ca" style:font-size-asian="12pt" style:font-size-complex="12pt"/>
    </style:style>
    <style:style style:name="P9" style:family="paragraph" style:parent-style-name="Text_20_body" style:list-style-name="L2">
      <style:paragraph-properties fo:margin-top="0cm" fo:margin-bottom="0cm" style:contextual-spacing="false"/>
      <style:text-properties style:font-name="Times New Roman" fo:font-size="12pt" officeooo:rsid="0018c171" officeooo:paragraph-rsid="0018c171" style:font-size-asian="12pt" style:font-size-complex="12pt"/>
    </style:style>
    <style:style style:name="P10" style:family="paragraph" style:parent-style-name="Text_20_body">
      <style:paragraph-properties fo:margin-top="0cm" fo:margin-bottom="0cm" style:contextual-spacing="false"/>
      <style:text-properties style:font-name="Times New Roman" fo:font-size="12pt" officeooo:paragraph-rsid="001aff8a" style:font-size-asian="12pt" style:font-size-complex="12pt"/>
    </style:style>
    <style:style style:name="P11" style:family="paragraph" style:parent-style-name="Text_20_body" style:list-style-name="L3">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list-style-name="L3">
      <style:paragraph-properties fo:margin-top="0cm" fo:margin-bottom="0cm" style:contextual-spacing="false"/>
      <style:text-properties style:font-name="Times New Roman" fo:font-size="12pt" fo:font-weight="normal" officeooo:rsid="0019e1df" officeooo:paragraph-rsid="0019e1df"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style:contextual-spacing="false" fo:text-indent="0cm" style:auto-text-indent="false"/>
      <style:text-properties style:font-name="Times New Roman" fo:font-size="12pt" officeooo:rsid="00157d3d" officeooo:paragraph-rsid="00157d3d" style:font-size-asian="12pt" style:font-size-complex="12pt"/>
    </style:style>
    <style:style style:name="T1" style:family="text">
      <style:text-properties fo:font-weight="bold"/>
    </style:style>
    <style:style style:name="T2" style:family="text">
      <style:text-properties officeooo:rsid="0016c51d"/>
    </style:style>
    <style:style style:name="T3" style:family="text">
      <style:text-properties officeooo:rsid="0018c171"/>
    </style:style>
    <style:style style:name="T4" style:family="text">
      <style:text-properties officeooo:rsid="001cc3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13">Die Versorgung von Talras</text:p>
      <text:p text:style-name="P2"><text:bookmark text:name="bjia7"/><text:bookmark text:name="bjia8"/><text:bookmark text:name="bjia9"/></text:p>
      <text:p text:style-name="P2"><text:bookmark text:name="bjia10"/><text:bookmark text:name="bjia11"/>Beschreibung</text:p>
      <text:p text:style-name="P7">Markward, die rechte Hand des Herzogs, möchte sich auf eine bevorstehende Belagerung von Talras vorbereiten. <text:span text:style-name="T4">Daher will er Vorräte vom Bauern Manfred in der Burg einlagern.</text:span></text:p>
      <text:p text:style-name="P1"><text:bookmark text:name="bjia13"/><text:bookmark text:name="bjia14"/></text:p>
      <text:p text:style-name="P10"><text:bookmark text:name="bjia15"/><text:bookmark text:name="bjia16"/><text:span text:style-name="T1">Typ</text:span></text:p>
      <text:p text:style-name="P10">Sekundär</text:p>
      <text:p text:style-name="P1"/>
      <text:p text:style-name="P2"><text:bookmark text:name="bjia18"/><text:bookmark text:name="x9n43"/>Auftraggeber</text:p>
      <text:p text:style-name="P7">Markward</text:p>
      <text:p text:style-name="P2"><text:bookmark text:name="bjia182"/><text:bookmark text:name="v1ic0"/><text:bookmark text:name="v1ic1"/></text:p>
      <text:p text:style-name="P2"><text:bookmark text:name="bjia183"/><text:bookmark text:name="v1ic2"/>Verlauf</text:p>
      <text:p text:style-name="P8">Der Charakter fragt Markward ob dieser noch Hilfe braucht. Markward gibt ihm daraufhin den Auftrag den Bauern Manfred darum zu bitten, Vorräte nach Talras zu schicken.<text:line-break/>Spricht der Charakter mit Manfred, so schickt dieser ihn zu den einzelnen Arbeitern auf den Feldern und zum Müller, der einen zur Mühle schickt um die Vorräte einzusammeln. Kommt man mit allen Vorräten bei Manfred an, so schickt dieser einen Karren nach Talras, der auch auf der Karte sichtbar ist <text:span text:style-name="T2">(pro Spieler)!</text:span></text:p>
      <text:p text:style-name="P1"><text:bookmark text:name="bjia185"/><text:bookmark text:name="bjia19"/></text:p>
      <text:p text:style-name="P2"><text:bookmark text:name="bjia20"/><text:bookmark text:name="bjia21"/>Ziele</text:p>
      <text:list xml:id="list4446608658169983870" text:style-name="L2">
        <text:list-item>
          <text:p text:style-name="P9">Veranlasse dass Manfred Vorräte nach Talras schickt.</text:p>
        </text:list-item>
        <text:list-item>
          <text:p text:style-name="P6"><text:bookmark text:name="p0.f0"/>Berichte <text:span text:style-name="T3">Markward davon.</text:span></text:p>
        </text:list-item>
      </text:list>
      <text:p text:style-name="P1"/>
      <text:p text:style-name="P3">Belohnungen</text:p>
      <text:list xml:id="list5079979587156906717" text:style-name="L3">
        <text:list-item>
          <text:p text:style-name="P11">500 Erfahrung</text:p>
        </text:list-item>
        <text:list-item>
          <text:p text:style-name="P11">300 Goldmünzen</text:p>
        </text:list-item>
        <text:list-item>
          <text:p text:style-name="P12">Tränk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8-13T17:57:07</meta:creation-date>
    <dc:language>en-US</dc:language>
    <meta:editing-cycles>17</meta:editing-cycles>
    <meta:editing-duration>PT1H46S</meta:editing-duration>
    <meta:initial-creator>Tamino Dauth</meta:initial-creator>
    <dc:date>2014-12-27T23:19:21.833000000</dc:date>
    <meta:document-statistic meta:table-count="0" meta:image-count="0" meta:object-count="0" meta:page-count="1" meta:paragraph-count="17" meta:word-count="137" meta:character-count="861" meta:non-whitespace-character-count="746"/>
    <meta:user-defined meta:name="Info 1"/>
    <meta:user-defined meta:name="Info 2"/>
    <meta:user-defined meta:name="Info 3"/>
    <meta:user-defined meta:name="Info 4"/>
    <meta:hyperlink-behaviour office:target-frame-name="_top" xlink:show="replace"/>
  </office:meta>
</office:document-meta>
</file>